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2.75cm" loext:decorative="false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0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2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1cm" fo:min-width="1.75cm" loext:decorative="false"/>
    </style:style>
    <style:style style:name="gr14" style:family="graphic" style:parent-style-name="objectwithoutfill">
      <style:graphic-properties draw:marker-end="Puntas_20_de_20_flecha_20_5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cm" fo:min-width="2cm" loext:decorative="false"/>
    </style:style>
    <style:style style:name="gr16" style:family="graphic" style:parent-style-name="objectwithoutfill">
      <style:graphic-properties draw:marker-end="Puntas_20_de_20_flecha_20_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1.25cm" fo:min-width="2.25cm" loext:decorative="false"/>
      <style:paragraph-properties style:writing-mode="lr-tb"/>
    </style:style>
    <style:style style:name="gr19" style:family="graphic" style:parent-style-name="objectwithoutfill">
      <style:graphic-properties draw:fill="none" draw:fill-color="#ff0000" draw:textarea-vertical-align="middle" loext:decorative="false"/>
    </style:style>
    <style:style style:name="gr20" style:family="graphic" style:parent-style-name="objectwithoutfill">
      <style:graphic-properties svg:stroke-color="#ff4000" draw:fill="none" draw:fill-color="#ff0000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9.95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24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ath draw:style-name="gr1" draw:text-style-name="P1" draw:layer="layout" svg:width="1.242cm" svg:height="2.11cm" draw:transform="rotate (1.10461888358721) translate (1.43018081828039cm 20.7831757098774cm)" svg:viewBox="0 0 1243 2111" svg:d="M98 29c535-48 2131-166 263 934-1059 624 534-72 686 10l-58 474-531 475-142 189">
          <text:p/>
        </draw:path>
        <draw:line draw:style-name="gr2" draw:text-style-name="P1" draw:layer="layout" svg:x1="3.413cm" svg:y1="20.851cm" svg:x2="5.413cm" svg:y2="20.851cm">
          <text:p/>
        </draw:line>
        <draw:custom-shape draw:style-name="gr3" draw:text-style-name="P2" draw:layer="layout" svg:width="3.25cm" svg:height="1.25cm" svg:x="5.663cm" svg:y="20.10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163cm" svg:y1="20.851cm" svg:x2="11.163cm" svg:y2="20.851cm">
          <text:p/>
        </draw:line>
        <draw:custom-shape draw:style-name="gr5" draw:text-style-name="P2" draw:layer="layout" svg:width="3.5cm" svg:height="1.25cm" svg:x="11.163cm" svg:y="20.101cm">
          <text:p text:style-name="P2">4 <text:s text:c="3"/>R <text:s text:c="4"/>2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663cm" svg:y1="20.101cm" svg:x2="6.663cm" svg:y2="21.351cm">
          <text:p/>
        </draw:line>
        <draw:line draw:style-name="gr1" draw:text-style-name="P1" draw:layer="layout" svg:x1="7.663cm" svg:y1="20.101cm" svg:x2="7.663cm" svg:y2="21.351cm">
          <text:p/>
        </draw:line>
        <draw:frame draw:style-name="gr6" draw:text-style-name="P3" draw:layer="layout" svg:width="0.75cm" svg:height="1cm" svg:x="5.663cm" svg:y="20.351cm">
          <draw:text-box>
            <text:p>3</text:p>
          </draw:text-box>
        </draw:frame>
        <draw:frame draw:style-name="gr7" draw:text-style-name="P3" draw:layer="layout" svg:width="0.75cm" svg:height="0.962cm" svg:x="6.663cm" svg:y="20.389cm">
          <draw:text-box>
            <text:p>N</text:p>
          </draw:text-box>
        </draw:frame>
        <draw:frame draw:style-name="gr8" draw:text-style-name="P3" draw:layer="layout" svg:width="0.75cm" svg:height="0.962cm" svg:x="7.913cm" svg:y="20.351cm">
          <draw:text-box>
            <text:p>1</text:p>
          </draw:text-box>
        </draw:frame>
        <draw:line draw:style-name="gr1" draw:text-style-name="P1" draw:layer="layout" svg:x1="12.163cm" svg:y1="20.101cm" svg:x2="12.163cm" svg:y2="21.351cm">
          <text:p/>
        </draw:line>
        <draw:line draw:style-name="gr1" draw:text-style-name="P1" draw:layer="layout" svg:x1="13.163cm" svg:y1="20.101cm" svg:x2="13.163cm" svg:y2="21.351cm">
          <text:p/>
        </draw:line>
        <draw:frame draw:style-name="gr9" draw:text-style-name="P3" draw:layer="layout" svg:width="18.25cm" svg:height="6.65cm" svg:x="1.5cm" svg:y="21.85cm">
          <draw:text-box>
            <text:p>Para ver la función <text:span text:style-name="T1">player_score()</text:span> es necesario ver que cada carta se corresponda con el <text:span text:style-name="T1">player</text:span> y ver la relación entre la carta que le sigue y la actual para ver si es una escalera (isFlush == True) y además si es una escalera creciente (upwardsFlush == True). En el ejemplo si usamos a player 1, se obtendrán puntos según card_drop_point.</text:p>
            <text:p>Para ello nos debemos asegurar que tanto la cabeza como la que carta que sigue no sean NULL para poder recorrer toda la lista.</text:p>
          </draw:text-box>
        </draw:frame>
        <draw:custom-shape draw:style-name="gr3" draw:text-style-name="P2" draw:layer="layout" svg:width="3.25cm" svg:height="1.25cm" svg:x="16cm" svg:y="20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20cm" svg:x2="17cm" svg:y2="21.25cm">
          <text:p/>
        </draw:line>
        <draw:line draw:style-name="gr1" draw:text-style-name="P1" draw:layer="layout" svg:x1="18cm" svg:y1="20cm" svg:x2="18cm" svg:y2="21.25cm">
          <text:p/>
        </draw:line>
        <draw:frame draw:style-name="gr7" draw:text-style-name="P3" draw:layer="layout" svg:width="0.75cm" svg:height="0.962cm" svg:x="16.913cm" svg:y="20.389cm">
          <draw:text-box>
            <text:p>N</text:p>
          </draw:text-box>
        </draw:frame>
        <draw:frame draw:style-name="gr8" draw:text-style-name="P3" draw:layer="layout" svg:width="0.75cm" svg:height="0.962cm" svg:x="18.163cm" svg:y="20.351cm">
          <draw:text-box>
            <text:p>1</text:p>
          </draw:text-box>
        </draw:frame>
        <draw:line draw:style-name="gr10" draw:text-style-name="P1" draw:layer="layout" svg:x1="14.754cm" svg:y1="20.707cm" svg:x2="15.913cm" svg:y2="20.851cm">
          <text:p/>
        </draw:line>
        <draw:frame draw:style-name="gr8" draw:text-style-name="P3" draw:layer="layout" svg:width="1cm" svg:height="0.962cm" svg:x="15.913cm" svg:y="20.351cm">
          <draw:text-box>
            <text:p>5</text:p>
          </draw:text-box>
        </draw:frame>
        <draw:line draw:style-name="gr1" draw:text-style-name="P1" draw:layer="layout" svg:x1="1cm" svg:y1="19.25cm" svg:x2="20cm" svg:y2="19.25cm">
          <text:p/>
        </draw:line>
        <draw:frame draw:style-name="gr11" draw:text-style-name="P3" draw:layer="layout" svg:width="18.5cm" svg:height="2.384cm" svg:x="1.25cm" svg:y="1.25cm">
          <draw:text-box>
            <text:p>Para hacer <text:span text:style-name="T1">match_add() </text:span><text:span text:style-name="T2">debemos ver que si “el mazo está vacío” añadimos allí la nueva carta, sino debemos asegurarnos de recorrer la lista de la siguiente forma:</text:span></text:p>
          </draw:text-box>
        </draw:frame>
        <draw:path draw:style-name="gr1" draw:text-style-name="P1" draw:layer="layout" svg:width="2.09cm" svg:height="0.982cm" svg:x="1.587cm" svg:y="4.758cm" svg:viewBox="0 0 2091 983" svg:d="M0 586c28 856-28-271 133-423 478-450 443 504 741 529 288 24 225-984 687-608l318 344 159 291 53 264">
          <text:p/>
        </draw:path>
        <draw:line draw:style-name="gr12" draw:text-style-name="P1" draw:layer="layout" svg:x1="3.75cm" svg:y1="5cm" svg:x2="5.5cm" svg:y2="5cm">
          <text:p/>
        </draw:line>
        <draw:custom-shape draw:style-name="gr13" draw:text-style-name="P2" draw:layer="layout" svg:width="2.25cm" svg:height="1.25cm" svg:x="5.75cm" svg:y="4.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25cm" svg:y1="5cm" svg:x2="10cm" svg:y2="5cm">
          <text:p/>
        </draw:line>
        <draw:custom-shape draw:style-name="gr15" draw:text-style-name="P2" draw:layer="layout" svg:width="2.5cm" svg:height="1.25cm" svg:x="10.25cm" svg:y="4.5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3cm" svg:y1="5cm" svg:x2="14.5cm" svg:y2="5cm">
          <text:p/>
        </draw:line>
        <draw:custom-shape draw:style-name="gr13" draw:text-style-name="P2" draw:layer="layout" svg:width="2.25cm" svg:height="1.25cm" svg:x="14.5cm" svg:y="4.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7cm" svg:y1="5cm" svg:x2="18.25cm" svg:y2="5cm">
          <text:p/>
        </draw:line>
        <draw:custom-shape draw:style-name="gr18" draw:text-style-name="P4" draw:layer="layout" svg:width="2.75cm" svg:height="1.5cm" svg:x="1.75cm" svg:y="6.75cm">
          <text:p text:style-name="P2">Nodo nuevo</text:p>
          <draw:enhanced-geometry svg:viewBox="0 0 21600 21600" draw:type="rectangle" draw:enhanced-path="M 0 0 L 21600 0 21600 21600 0 21600 0 0 Z N"/>
        </draw:custom-shape>
        <draw:path draw:style-name="gr19" draw:text-style-name="P5" draw:layer="layout" svg:width="3.303cm" svg:height="0.813cm" svg:x="4.18cm" svg:y="5.906cm" svg:viewBox="0 0 3304 814" svg:d="M0 259c773 95 1495 517 2276 502 465-9 531-1039 979-688 254 199-541 669-873 450-404-266 1719-515 529-397-232 23-1435-252-265 0h291l185 530v158">
          <text:p/>
        </draw:path>
        <draw:path draw:style-name="gr19" draw:text-style-name="P5" draw:layer="layout" svg:width="3.387cm" svg:height="0.725cm" svg:x="7.408cm" svg:y="6.011cm" svg:viewBox="0 0 3388 726" svg:d="M0 683c335 9 669 10 1006 26 308 15 625 47 926-53 367-122 713-305 1085-423 1079-342-639-204 343-212l-52 265v132">
          <text:p/>
        </draw:path>
        <draw:path draw:style-name="gr19" draw:text-style-name="P5" draw:layer="layout" svg:width="5.546cm" svg:height="0.863cm" svg:x="10.107cm" svg:y="6.2cm" svg:viewBox="0 0 5547 864" svg:d="M0 705c959-55 1901 168 2858 159 681-7 1366-98 1984-370 177-78 1073-170 132-450-465-138 725 67 556 370l-106 133">
          <text:p/>
        </draw:path>
        <draw:path draw:style-name="gr20" draw:text-style-name="P5" draw:layer="layout" svg:width="14.162cm" svg:height="4.158cm" svg:x="4.944cm" svg:y="4.974cm" svg:viewBox="0 0 14163 4159" svg:d="M13048 0c509 126 702 613 873 1032 192 470 420 1104 26 1561-443 515-1137 681-1773 794-678 120-1302 387-2010 423-894 46-1763 330-2673 265-678-48-1364-83-2037 0-736 90-1465 54-2196 79-361 13-725-2-1085 0-514 2-972-268-1376-582-155-121-995-988-608-79 522 1227-795-596 185-450h529 265l211-27">
          <text:p/>
        </draw:path>
        <draw:frame draw:style-name="gr21" draw:text-style-name="P3" draw:layer="layout" svg:width="20cm" svg:height="10.205cm" svg:x="1cm" svg:y="9.045cm">
          <draw:text-box>
            <text:p>Esto podría ser:</text:p>
            <text:p><text:tab/>aux := m→first; </text:p>
            <text:p><text:tab/>while (aux != NULL){</text:p>
            <text:p><text:tab/><text:tab/>aux = aux→next;</text:p>
            <text:p><text:tab/>}</text:p>
            <text:p><text:tab/>aux→next = nuevo_nodo;</text:p>
            <text:p>Pero esto generara memory leaks proveniente a que se intentará leer un espacio de memoria no alocado, por ello el código correcto será:</text:p>
            <text:p text:style-name="P6"><text:span text:style-name="T3"><text:tab/></text:span>aux := m→first; </text:p>
            <text:p text:style-name="P6"><text:tab/>while (<text:span text:style-name="T4">aux→next </text:span>!= NULL){</text:p>
            <text:p text:style-name="P6"><text:tab/><text:tab/>aux = aux→next;</text:p>
            <text:p text:style-name="P6"><text:tab/>}</text:p>
            <text:p text:style-name="P6"><text:tab/>aux→next = nuevo_nodo;</text:p>
          </draw:text-box>
        </draw:frame>
      </draw:page>
      <draw:page draw:name="page2" draw:style-name="dp1" draw:master-page-name="Predeterminado">
        <draw:path draw:style-name="gr1" draw:text-style-name="P1" draw:layer="layout" svg:width="2.09cm" svg:height="0.982cm" svg:x="1.587cm" svg:y="2.258cm" svg:viewBox="0 0 2091 983" svg:d="M0 586c28 856-28-271 133-423 478-450 443 504 741 529 288 24 225-984 687-608l318 344 159 291 53 264">
          <text:p/>
        </draw:path>
        <draw:line draw:style-name="gr12" draw:text-style-name="P1" draw:layer="layout" svg:x1="3.75cm" svg:y1="2.5cm" svg:x2="5.5cm" svg:y2="2.5cm">
          <text:p/>
        </draw:line>
        <draw:custom-shape draw:style-name="gr13" draw:text-style-name="P2" draw:layer="layout" svg:width="2.25cm" svg:height="1.25cm" svg:x="5.75cm" svg:y="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25cm" svg:y1="2.5cm" svg:x2="10cm" svg:y2="2.5cm">
          <text:p/>
        </draw:line>
        <draw:custom-shape draw:style-name="gr15" draw:text-style-name="P2" draw:layer="layout" svg:width="2.5cm" svg:height="1.25cm" svg:x="10.25cm" svg:y="2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3cm" svg:y1="2.5cm" svg:x2="14.5cm" svg:y2="2.5cm">
          <text:p/>
        </draw:line>
        <draw:custom-shape draw:style-name="gr13" draw:text-style-name="P2" draw:layer="layout" svg:width="2.25cm" svg:height="1.25cm" svg:x="14.5cm" svg:y="2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8.5cm" svg:height="12.338cm" svg:x="1cm" svg:y="4.25cm">
          <draw:text-box>
            <text:p>Para ver si la partida m es correcta debemos chequear lo siguiente:</text:p>
            <text:p><text:tab/>*La cantidad de cartas es par ~ ¬(m.size % 2 == 0)</text:p>
            <text:p><text:tab/>*La partida es iniciada por el jugador 1 ~ <text:tab/><text:tab/><text:tab/><text:tab/> <text:s/><text:tab/><text:tab/>¬(card_player(m→first→elem)==1)</text:p>
            <text:p><text:tab/>*Ahora debemos chequear las condiciones por pares de <text:tab/><text:tab/>cartas, por lo que haremos el siguiente ciclo:</text:p>
            <text:p><text:tab/><text:tab/>aux := m→first;</text:p>
            <text:p><text:tab/><text:tab/>while(aux != NULL &amp;&amp; aux→next != NULL){</text:p>
            <text:p><text:tab/><text:tab/><text:tab/>//condiciones por pares de cartas:</text:p>
            <text:p><text:tab/><text:tab/><text:tab/>*Cada carta de <text:span text:style-name="T1">play</text:span><text:span text:style-name="T1">er1 </text:span><text:span text:style-name="T2"><text:s/></text:span><text:span text:style-name="T2">está </text:span><text:span text:style-name="T2">segu</text:span><text:span text:style-name="T2">ida </text:span><text:span text:style-name="T2">de </text:span><text:span text:style-name="T2">una </text:span><text:span text:style-name="T2">de </text:span></text:p>
            <text:p><text:span text:style-name="T2"><text:tab/></text:span><text:span text:style-name="T2"><text:tab/></text:span><text:span text:style-name="T2"><text:tab/></text:span><text:span text:style-name="T2"> <text:s/></text:span><text:span text:style-name="T1">play</text:span><text:span text:style-name="T1">er2 ~ </text:span><text:span text:style-name="T1">card</text:span><text:span text:style-name="T1">_pla</text:span><text:span text:style-name="T1">yer(a</text:span><text:span text:style-name="T1">ux→</text:span><text:span text:style-name="T1">elem</text:span><text:span text:style-name="T1">)</text:span><text:span text:style-name="T2"> &gt;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card</text:span><text:span text:style-name="T2">_pla</text:span><text:span text:style-name="T2">yer(a</text:span><text:span text:style-name="T2">ux→</text:span><text:span text:style-name="T2">next</text:span><text:span text:style-name="T2">→ele</text:span><text:span text:style-name="T2">m)</text:span></text:p>
            <text:p><text:span text:style-name="T2"><text:tab/></text:span><text:span text:style-name="T2"><text:tab/></text:span><text:span text:style-name="T2"><text:tab/></text:span><text:span text:style-name="T2">*Cad</text:span><text:span text:style-name="T2">a </text:span><text:span text:style-name="T2">carta </text:span><text:span text:style-name="T2">debe </text:span><text:span text:style-name="T2">ser </text:span><text:span text:style-name="T2">de </text:span><text:span text:style-name="T2">un </text:span><text:span text:style-name="T2">color </text:span><text:span text:style-name="T2">distin</text:span><text:span text:style-name="T2">to</text:span></text:p>
            <text:p><text:span text:style-name="T2"><text:tab/></text:span><text:span text:style-name="T2"><text:tab/></text:span><text:span text:style-name="T2"><text:tab/></text:span><text:span text:style-name="T2">*Dos </text:span><text:span text:style-name="T2">carta</text:span><text:span text:style-name="T2">s </text:span><text:span text:style-name="T2">conti</text:span><text:span text:style-name="T2">guas </text:span><text:span text:style-name="T2">no </text:span><text:span text:style-name="T2">pued</text:span><text:span text:style-name="T2">en </text:span><text:span text:style-name="T2">perte</text:span><text:span text:style-name="T2">nece</text:span><text:span text:style-name="T2">r al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mis</text:span><text:span text:style-name="T2">mo </text:span><text:span text:style-name="T1">play</text:span><text:span text:style-name="T1">er</text:span><text:span text:style-name="T2">.</text:span><text:span text:style-name="T2"> </text:span></text:p>
            <text:p><text:tab/><text:tab/>} </text:p>
          </draw:text-box>
        </draw:frame>
        <draw:line draw:style-name="gr20" draw:text-style-name="P5" draw:layer="layout" svg:x1="1cm" svg:y1="17.25cm" svg:x2="20cm" svg:y2="17.25cm">
          <text:p/>
        </draw:line>
        <draw:frame draw:style-name="gr23" draw:text-style-name="P3" draw:layer="layout" svg:width="18.5cm" svg:height="5.228cm" svg:x="1.25cm" svg:y="17.5cm">
          <draw:text-box>
            <text:p>Siguiendo con <text:span text:style-name="T1">player_sc</text:span><text:span text:style-name="T1">ore() </text:span><text:span text:style-name="T2">deberiam</text:span><text:span text:style-name="T2">os ver </text:span><text:span text:style-name="T2">que en </text:span><text:span text:style-name="T2">par de </text:span><text:span text:style-name="T2">cartas </text:span><text:span text:style-name="T2">forma </text:span><text:span text:style-name="T2">una </text:span><text:span text:style-name="T2">escalera </text:span><text:span text:style-name="T2">(ya sea </text:span><text:span text:style-name="T2">creciente </text:span><text:span text:style-name="T2">o no) </text:span><text:span text:style-name="T2">para </text:span><text:span text:style-name="T2">luego </text:span><text:span text:style-name="T2">utilizar </text:span><text:span text:style-name="T2">correcta</text:span><text:span text:style-name="T2">mente la </text:span><text:span text:style-name="T2">función </text:span><text:span text:style-name="T1">card_dro</text:span><text:span text:style-name="T1">p_point(), </text:span><text:span text:style-name="T2">es así </text:span><text:span text:style-name="T2">que </text:span><text:span text:style-name="T2">deberem</text:span><text:span text:style-name="T2">os </text:span><text:span text:style-name="T2">recorrer </text:span><text:span text:style-name="T2">toda la </text:span><text:span text:style-name="T2">lista </text:span><text:span text:style-name="T2">procuran</text:span><text:span text:style-name="T2">do que </text:span><text:span text:style-name="T2">haya dos </text:span><text:span text:style-name="T2">cartas </text:span><text:span text:style-name="T2">para </text:span><text:span text:style-name="T2">estar </text:span><text:span text:style-name="T2">compara</text:span><text:span text:style-name="T2">ndo, esto </text:span><text:span text:style-name="T2">se ve de </text:span><text:span text:style-name="T2">la </text:span><text:span text:style-name="T2">siguiente </text:span><text:span text:style-name="T2">manera </text:span><text:span text:style-name="T2">(usando </text:span><text:span text:style-name="T2">al </text:span><text:span text:style-name="T2">jugador 1 </text:span><text:span text:style-name="T2">y aunque </text:span><text:span text:style-name="T2">esta </text:span><text:span text:style-name="T2">partida </text:span><text:span text:style-name="T2">no es </text:span><text:span text:style-name="T2">válida </text:span><text:span text:style-name="T2">sirve </text:span><text:span text:style-name="T2">para ver </text:span><text:span text:style-name="T2">un </text:span><text:span text:style-name="T2">ejemplo): </text:span></text:p>
          </draw:text-box>
        </draw:frame>
        <draw:path draw:style-name="gr1" draw:text-style-name="P1" draw:layer="layout" svg:width="1.242cm" svg:height="2.11cm" draw:transform="rotate (1.10461888358721) translate (1.68018081828039cm 24.2831757098774cm)" svg:viewBox="0 0 1243 2111" svg:d="M98 29c535-48 2131-166 263 934-1059 624 534-72 686 10l-58 474-531 475-142 189">
          <text:p/>
        </draw:path>
        <draw:line draw:style-name="gr2" draw:text-style-name="P1" draw:layer="layout" svg:x1="3.663cm" svg:y1="24.351cm" svg:x2="5.663cm" svg:y2="24.351cm">
          <text:p/>
        </draw:line>
        <draw:custom-shape draw:style-name="gr3" draw:text-style-name="P2" draw:layer="layout" svg:width="3.25cm" svg:height="1.25cm" svg:x="5.913cm" svg:y="23.60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413cm" svg:y1="24.351cm" svg:x2="11.413cm" svg:y2="24.351cm">
          <text:p/>
        </draw:line>
        <draw:custom-shape draw:style-name="gr5" draw:text-style-name="P2" draw:layer="layout" svg:width="3.5cm" svg:height="1.25cm" svg:x="11.413cm" svg:y="23.601cm">
          <text:p text:style-name="P2">4 <text:s text:c="3"/>R <text:s text:c="4"/>2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913cm" svg:y1="23.601cm" svg:x2="6.913cm" svg:y2="24.851cm">
          <text:p/>
        </draw:line>
        <draw:line draw:style-name="gr1" draw:text-style-name="P1" draw:layer="layout" svg:x1="7.913cm" svg:y1="23.601cm" svg:x2="7.913cm" svg:y2="24.851cm">
          <text:p/>
        </draw:line>
        <draw:frame draw:style-name="gr6" draw:text-style-name="P3" draw:layer="layout" svg:width="0.75cm" svg:height="1cm" svg:x="5.913cm" svg:y="23.851cm">
          <draw:text-box>
            <text:p>3</text:p>
          </draw:text-box>
        </draw:frame>
        <draw:frame draw:style-name="gr7" draw:text-style-name="P3" draw:layer="layout" svg:width="0.75cm" svg:height="0.962cm" svg:x="6.913cm" svg:y="23.889cm">
          <draw:text-box>
            <text:p>N</text:p>
          </draw:text-box>
        </draw:frame>
        <draw:frame draw:style-name="gr8" draw:text-style-name="P3" draw:layer="layout" svg:width="0.75cm" svg:height="0.962cm" svg:x="8.163cm" svg:y="23.851cm">
          <draw:text-box>
            <text:p>1</text:p>
          </draw:text-box>
        </draw:frame>
        <draw:line draw:style-name="gr1" draw:text-style-name="P1" draw:layer="layout" svg:x1="12.413cm" svg:y1="23.601cm" svg:x2="12.413cm" svg:y2="24.851cm">
          <text:p/>
        </draw:line>
        <draw:line draw:style-name="gr1" draw:text-style-name="P1" draw:layer="layout" svg:x1="13.413cm" svg:y1="23.601cm" svg:x2="13.413cm" svg:y2="24.851cm">
          <text:p/>
        </draw:line>
        <draw:custom-shape draw:style-name="gr3" draw:text-style-name="P2" draw:layer="layout" svg:width="3.25cm" svg:height="1.25cm" svg:x="16.25cm" svg:y="23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25cm" svg:y1="23.5cm" svg:x2="17.25cm" svg:y2="24.75cm">
          <text:p/>
        </draw:line>
        <draw:line draw:style-name="gr1" draw:text-style-name="P1" draw:layer="layout" svg:x1="18.25cm" svg:y1="23.5cm" svg:x2="18.25cm" svg:y2="24.75cm">
          <text:p/>
        </draw:line>
        <draw:frame draw:style-name="gr7" draw:text-style-name="P3" draw:layer="layout" svg:width="0.75cm" svg:height="0.962cm" svg:x="17.163cm" svg:y="23.889cm">
          <draw:text-box>
            <text:p>N</text:p>
          </draw:text-box>
        </draw:frame>
        <draw:frame draw:style-name="gr8" draw:text-style-name="P3" draw:layer="layout" svg:width="0.75cm" svg:height="0.962cm" svg:x="18.413cm" svg:y="23.851cm">
          <draw:text-box>
            <text:p>1</text:p>
          </draw:text-box>
        </draw:frame>
        <draw:line draw:style-name="gr10" draw:text-style-name="P1" draw:layer="layout" svg:x1="15.004cm" svg:y1="24.207cm" svg:x2="16.163cm" svg:y2="24.351cm">
          <text:p/>
        </draw:line>
        <draw:frame draw:style-name="gr8" draw:text-style-name="P3" draw:layer="layout" svg:width="1cm" svg:height="0.962cm" svg:x="16.163cm" svg:y="23.851cm">
          <draw:text-box>
            <text:p>5</text:p>
          </draw:text-box>
        </draw:frame>
        <draw:path draw:style-name="gr24" draw:text-style-name="P5" draw:layer="layout" svg:width="4.764cm" svg:height="2.889cm" draw:transform="rotate (-3.14159265358979) translate (10.1356237415886cm 25.7368194452078cm)" svg:viewBox="0 0 4765 2890" svg:d="M3918 2639c191 14 774 142 715-397-47-418 113-843-27-1243-136-384-380-805-767-900-347-85-689-126-1058-79-438 56-900-75-1323 106-564 241-1155 620-1376 1190-377 971 635 1394 1323 1535 432 88 883 0 1323 0 336 0 674-49 1005 0 367 53 640-188 979-212l53-238">
          <text:p/>
        </draw:path>
        <draw:path draw:style-name="gr24" draw:text-style-name="P5" draw:layer="layout" svg:width="2.741cm" svg:height="4.27cm" draw:transform="rotate (-1.5707963267949) translate (20.2946511577551cm 22.7088009650922cm)" svg:viewBox="0 0 2742 4271" svg:d="M415 4023c379 200 819 278 1244 238 339-33 824 143 979-291 117-329 53-687 53-1032 0-449 131-927-27-1349-142-379-154-709-317-1085-187-432-563-518-926-502-609 25-873 710-1085 1164-157 337-298 715-265 1084 42 461-199 898 27 1323l79 265 265 159 26 53z">
          <text:p/>
        </draw:path>
        <draw:frame draw:style-name="gr25" draw:text-style-name="P3" draw:layer="layout" svg:width="18.5cm" svg:height="2.384cm" svg:x="1.25cm" svg:y="26.25cm">
          <draw:text-box>
            <text:p>Si notamos, estás cartas del jugador 1 forman una escalera nueva (se le deberían suman 3 puntos por ello) y además se le suman 5 puntos por armar una escalera creciente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6:40:10.804179229</meta:creation-date>
    <dc:date>2024-06-25T20:07:07.427492207</dc:date>
    <meta:editing-duration>PT29M16S</meta:editing-duration>
    <meta:editing-cycles>1</meta:editing-cycles>
    <meta:document-statistic meta:object-count="68"/>
    <meta:generator>LibreOffice/24.2.3.2$Linux_X86_64 LibreOffice_project/420$Build-2</meta:generator>
  </office:meta>
</office:document-meta>
</file>